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06pt"/>
    </style:style>
    <style:style style:name="co3" style:family="table-column">
      <style:table-column-properties fo:break-before="auto" style:column-width="15pt"/>
    </style:style>
    <style:style style:name="co4" style:family="table-column">
      <style:table-column-properties fo:break-before="auto" style:column-width="24.04pt"/>
    </style:style>
    <style:style style:name="co5" style:family="table-column">
      <style:table-column-properties fo:break-before="auto" style:column-width="17.4pt"/>
    </style:style>
    <style:style style:name="co6" style:family="table-column">
      <style:table-column-properties fo:break-before="auto" style:column-width="18.65pt"/>
    </style:style>
    <style:style style:name="co7" style:family="table-column">
      <style:table-column-properties fo:break-before="auto" style:column-width="2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4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/>
    </style:style>
    <style:style style:name="ce2" style:family="table-cell" style:parent-style-name="Default" style:data-style-name="N84">
      <style:table-cell-properties style:text-align-source="fix" style:repeat-content="false" style:rotation-angle="90"/>
      <style:paragraph-properties fo:text-align="center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1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1" table:number-columns-repeated="3"/>
          <table:table-cell table:style-name="ce2" office:value-type="date" office:date-value="1918-10-28" calcext:value-type="date" table:number-columns-spanned="2" table:number-rows-spanned="1">
            <text:p>1918-10-28</text:p>
          </table:table-cell>
          <table:covered-table-cell table:style-name="ce1"/>
          <table:table-cell table:style-name="ce1" table:number-columns-repeated="2"/>
          <table:table-cell table:style-name="ce2" office:value-type="date" office:date-value="1938-09-30" calcext:value-type="date" table:number-columns-spanned="2" table:number-rows-spanned="1">
            <office:annotation office:display="true" draw:style-name="gr1" draw:text-style-name="P2" svg:width="113.56pt" svg:height="27.95pt" svg:x="386.73pt" svg:y="123.99pt" draw:caption-point-x="-37.87pt" draw:caption-point-y="-110.92pt">
              <dc:date>2019-08-02T00:00:00</dc:date>
              <text:p text:style-name="P1">Münchner Abkommen</text:p>
            </office:annotation>
            <text:p>1938-09-30</text:p>
          </table:table-cell>
          <table:covered-table-cell/>
          <table:table-cell table:style-name="ce1"/>
          <table:table-cell table:style-name="ce2" office:value-type="date" office:date-value="1939-03-15" calcext:value-type="date" table:number-columns-spanned="2" table:number-rows-spanned="1">
            <office:annotation office:display="true" draw:style-name="gr2" draw:text-style-name="P2" svg:width="113.56pt" svg:height="117.67pt" svg:x="469.79pt" svg:y="0pt" draw:caption-point-x="-17.29pt" draw:caption-point-y="13.07pt">
              <dc:date>2019-08-02T00:00:00</dc:date>
              <text:p text:style-name="P1">Deutsche Truppen besetzen Rest-Tschechei und stellen sie als Protektorat Böhmen und Mähren unter Deutsche Hoheit</text:p>
            </office:annotation>
            <text:p>1939-03-15</text:p>
          </table:table-cell>
          <table:covered-table-cell/>
          <table:table-cell table:style-name="ce1" table:number-columns-repeated="10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öhmen</text:p>
          </table:table-cell>
          <table:table-cell table:number-columns-repeated="2"/>
          <table:table-cell>
            <office:annotation office:display="true" draw:style-name="gr3" draw:text-style-name="P2" svg:width="82.18pt" svg:height="51pt" svg:x="242.05pt" svg:y="50.46pt" draw:caption-point-x="-17.29pt" draw:caption-point-y="42.8pt">
              <dc:date>2019-08-02T00:00:00</dc:date>
              <text:p text:style-name="P1">Tschecho-Slowakische Republik</text:p>
            </office:annotation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ähren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hlesi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lowake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office:annotation office:display="true" draw:style-name="gr4" draw:text-style-name="P2" svg:width="203.24pt" svg:height="72.88pt" svg:x="125.04pt" svg:y="167.92pt" draw:caption-point-x="2.66pt" draw:caption-point-y="-23.44pt">
              <dc:date>2019-08-02T00:00:00</dc:date>
              <text:p text:style-name="P1">Nach dem Vertrag von Trianon 1920 wurde die Karpatenukraine an die Tschechoslowakische Republik angegliedert </text:p>
              <text:p text:style-name="P1"/>
              <text:p text:style-name="P1">1946 nach einem Abkommen von 1945 an die Sowjetunion abgetreten.</text:p>
            </office:annotation>
            <text:p>Karpatenukrain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7:47:46.043000000</meta:creation-date>
    <meta:generator>LibreOffice/6.2.5.2$Windows_X86_64 LibreOffice_project/1ec314fa52f458adc18c4f025c545a4e8b22c159</meta:generator>
    <dc:date>2019-08-02T08:22:18.091000000</dc:date>
    <meta:editing-duration>PT2M38S</meta:editing-duration>
    <meta:editing-cycles>3</meta:editing-cycles>
    <meta:document-statistic meta:table-count="1" meta:cell-count="8" meta:object-count="0"/>
  </office:meta>
</office:document-meta>
</file>